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rsid="0003ca56" officeooo:paragraph-rsid="0003ca56"/>
    </style:style>
    <style:style style:name="P3" style:family="paragraph" style:parent-style-name="Title"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rsjoci87vkga"/>Plan van aanpak week 5</text:p>
      <text:p text:style-name="P1">Ik ben van plan om zoveel mogelijk de volgorde van de user stories aan te houden.</text:p>
      <text:p text:style-name="P1">Het kunnen wijzigen van blogs [W5-003] heb ik toevallig al in een vorige week gedaan.</text:p>
      <text:p text:style-name="P1">Het kunnen opzoeken van artikels d.m.v. een ingetypte zoekstring was eenvoudig te <text:s/>bewerkstelligen.</text:p>
      <text:p text:style-name="P1">Een administrator login: Een database aanmaken waarin gebruikersgegevens opgeslagen kunnen worden is natuurlijk een vereiste. <text:s/>I.v.m. [W5-006] ben ik gelijk begonnen met het opslaan van de wachtwoorden in versleutelde formaat.</text:p>
      <text:p text:style-name="P2">[W5-004] en [W5-005] wissel ik qua volgorde om. Het lijkt me handiger om te zorgen dat een lezer zich kan registreren en in kan loggen voordat ik ervoor zorg dat alleen ingelogde lezers commentaar kan geven.</text:p>
      <text:p text:style-name="P1">Voor de rest zie ik geen reden tot speciale maatreg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3T09:15:50.679643688</dc:date>
    <meta:editing-duration>PT2M29S</meta:editing-duration>
    <meta:editing-cycles>1</meta:editing-cycles>
    <meta:document-statistic meta:table-count="0" meta:image-count="0" meta:object-count="0" meta:page-count="1" meta:paragraph-count="7" meta:word-count="125" meta:character-count="776" meta:non-whitespace-character-count="656"/>
    <meta:generator>LibreOffice/5.4.4.2$Linux_X86_64 LibreOffice_project/40$Build-2</meta:generator>
  </office:meta>
</office:document-meta>
</file>